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2" svg:font-family="Tahoma"/>
    <style:font-face style:name="Courier New" svg:font-family="'Courier New'" style:font-family-generic="modern"/>
    <style:font-face style:name="MS Mincho1" svg:font-family="'MS Mincho', 'ＭＳ 明朝'" style:font-family-generic="roman"/>
    <style:font-face style:name="Arial Unicode MS" svg:font-family="'Arial Unicode MS'" style:font-pitch="variable"/>
    <style:font-face style:name="MS Mincho" svg:font-family="'MS Mincho'" style:font-pitch="variable"/>
    <style:font-face style:name="StarSymbol" svg:font-family="StarSymbo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text-properties fo:color="#003399" fo:font-size="10pt" style:font-size-asian="10pt" style:font-size-complex="12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text-properties style:font-size-complex="13pt"/>
    </style:style>
    <style:style style:name="P6" style:family="paragraph" style:parent-style-name="Text_20_body" style:list-style-name="WW8Num1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_20_indent" style:list-style-name="WW8Num2">
      <style:paragraph-properties fo:margin-left="0cm" fo:margin-right="0cm" fo:text-indent="0cm" style:auto-text-indent="false"/>
    </style:style>
    <style:style style:name="P9" style:family="paragraph" style:parent-style-name="Text_20_body_20_indent" style:list-style-name="WW8Num2">
      <style:paragraph-properties fo:margin-left="0.005cm" fo:margin-right="0cm" fo:margin-top="0.212cm" fo:margin-bottom="0cm" fo:text-indent="0cm" style:auto-text-indent="false"/>
    </style:style>
    <style:style style:name="P10" style:family="paragraph" style:parent-style-name="Text_20_body" style:list-style-name="WW8Num2">
      <style:paragraph-properties fo:margin-left="0.005cm" fo:margin-right="0cm" fo:margin-top="0.212cm" fo:margin-bottom="0.212cm" fo:text-align="justify" style:justify-single-word="false" fo:text-indent="0cm" style:auto-text-indent="false">
        <style:tab-stops>
          <style:tab-stop style:position="1.245cm"/>
        </style:tab-stops>
      </style:paragraph-properties>
    </style:style>
    <style:style style:name="P11" style:family="paragraph" style:parent-style-name="Text_20_body" style:list-style-name="WW8Num2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0.556cm"/>
          <style:tab-stop style:position="0.661cm"/>
        </style:tab-stops>
      </style:paragraph-properties>
    </style:style>
    <style:style style:name="P13" style:family="paragraph" style:parent-style-name="Text_20_body">
      <style:paragraph-properties fo:margin-left="0.556cm" fo:margin-right="0cm" fo:text-align="justify" style:justify-single-word="false" fo:text-indent="0cm" style:auto-text-indent="false">
        <style:tab-stops>
          <style:tab-stop style:position="0.556cm"/>
          <style:tab-stop style:position="0.661cm"/>
        </style:tab-stops>
      </style:paragraph-properties>
    </style:style>
    <style:style style:name="P14" style:family="paragraph" style:parent-style-name="Text_20_body">
      <style:paragraph-properties fo:margin-left="0.529cm" fo:margin-right="0cm" fo:text-indent="0cm" style:auto-text-indent="false">
        <style:tab-stops>
          <style:tab-stop style:position="0.688cm"/>
        </style:tab-stops>
      </style:paragraph-properties>
    </style:style>
    <style:style style:name="P15" style:family="paragraph" style:parent-style-name="Text_20_body" style:list-style-name="WW8Num3">
      <style:paragraph-properties>
        <style:tab-stops>
          <style:tab-stop style:position="1.905cm"/>
        </style:tab-stops>
      </style:paragraph-properties>
    </style:style>
    <style:style style:name="P16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0.50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18" style:family="paragraph" style:parent-style-name="Text_20_body" style:list-style-name="WW8Num5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19" style:family="paragraph" style:parent-style-name="Text_20_body" style:list-style-name="WW8Num5">
      <style:paragraph-properties fo:margin-left="-0.019cm" fo:margin-right="0cm" fo:text-align="justify" style:justify-single-word="false" fo:text-indent="0cm" style:auto-text-indent="false">
        <style:tab-stops>
          <style:tab-stop style:position="2.27cm"/>
          <style:tab-stop style:position="2.275cm"/>
        </style:tab-stops>
      </style:paragraph-properties>
    </style:style>
    <style:style style:name="P20" style:family="paragraph" style:parent-style-name="Text_20_body">
      <style:paragraph-properties fo:margin-top="0.499cm" fo:margin-bottom="0.21cm"/>
    </style:style>
    <style:style style:name="P21" style:family="paragraph" style:parent-style-name="Text_20_body">
      <style:paragraph-properties fo:margin-top="0.106cm" fo:margin-bottom="0.21cm"/>
    </style:style>
    <style:style style:name="P22" style:family="paragraph" style:parent-style-name="Text_20_body">
      <style:paragraph-properties fo:margin-left="0.503cm" fo:margin-right="0cm" fo:text-indent="0cm" style:auto-text-indent="false">
        <style:tab-stops>
          <style:tab-stop style:position="0.026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Text_20_body" style:list-style-name="WW8Num6">
      <style:paragraph-properties fo:margin-left="1.067cm" fo:margin-right="0cm" fo:text-align="justify" style:justify-single-word="false" fo:text-indent="0cm" style:auto-text-indent="false"/>
    </style:style>
    <style:style style:name="P24" style:family="paragraph" style:parent-style-name="Text_20_body" style:list-style-name="WW8Num6">
      <style:paragraph-properties fo:margin-left="1.067cm" fo:margin-right="0cm" fo:text-align="justify" style:justify-single-word="false" fo:text-indent="0cm" style:auto-text-indent="false">
        <style:tab-stops>
          <style:tab-stop style:position="0.864cm"/>
        </style:tab-stops>
      </style:paragraph-properties>
    </style:style>
    <style:style style:name="P25" style:family="paragraph" style:parent-style-name="Text_20_body">
      <style:paragraph-properties fo:margin-left="1.27cm" fo:margin-right="0cm" fo:margin-top="0.212cm" fo:margin-bottom="0.212cm" fo:text-align="justify" style:justify-single-word="false" fo:text-indent="0cm" style:auto-text-indent="false"/>
    </style:style>
    <style:style style:name="P26" style:family="paragraph" style:parent-style-name="Text_20_body">
      <style:paragraph-properties fo:margin-top="0.423cm" fo:margin-bottom="0.212cm" fo:text-align="justify" style:justify-single-word="false"/>
    </style:style>
    <style:style style:name="P27" style:family="paragraph" style:parent-style-name="Text_20_body">
      <style:paragraph-properties fo:margin-top="0.212cm" fo:margin-bottom="0.212cm" fo:text-align="justify" style:justify-single-word="false"/>
    </style:style>
    <style:style style:name="P28" style:family="paragraph" style:parent-style-name="Text_20_body" style:list-style-name="WW8Num1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Text_20_body" style:list-style-name="WW8Num14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1" style:family="paragraph" style:parent-style-name="Text_20_body" style:list-style-name="WW8Num15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32" style:family="paragraph" style:parent-style-name="Text_20_body">
      <style:paragraph-properties fo:margin-left="0.503cm" fo:margin-right="0cm" fo:text-indent="0cm" style:auto-text-indent="false">
        <style:tab-stops>
          <style:tab-stop style:position="0.767cm"/>
        </style:tab-stops>
      </style:paragraph-properties>
    </style:style>
    <style:style style:name="P33" style:family="paragraph" style:parent-style-name="Text_20_body">
      <style:paragraph-properties>
        <style:tab-stops>
          <style:tab-stop style:position="1.244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24.105cm" draw:visible-area-height="13.124cm" draw:draw-aspect="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 de l'application « Festival de musique version allégée » niveau III</text:p>
      <text:p text:style-name="P2"/>
      <text:p text:style-name="P3"/>
      <text:p text:style-name="Heading_20_2">Diagramme des cas d’utilisation</text:p>
      <text:p text:style-name="Standard"/>
      <text:p text:style-name="Standard"/>
      <text:p text:style-name="Standard"><text:bookmark-start text:name="_1211364995"/><draw:frame draw:style-name="fr1" draw:name="Objet1" text:anchor-type="as-char" svg:width="15.136cm" svg:height="5.743cm" draw:z-index="0"><draw:object-ole xlink:href="./Object 1" xlink:type="simple" xlink:show="embed" xlink:actuate="onLoad"/><draw:image xlink:href="./ObjectReplacements/Object 1" xlink:type="simple" xlink:show="embed" xlink:actuate="onLoad"/></draw:frame><text:bookmark-end text:name="_1211364995"/></text:p>
      <text:p text:style-name="Standard"/>
      <text:p text:style-name="Standard"/>
      <text:p text:style-name="P4">Cas d'utilisation « Gérer des établissements »</text:p>
      <text:p text:style-name="Heading_20_2">Acteur : agent de la Maison des Associations</text:p>
      <text:p text:style-name="P5">Parties prenantes</text:p>
      <text:list text:style-name="WW8Num1">
        <text:list-item>
          <text:p text:style-name="P6">La Maison des Associations souhaite disposer d'un module d'administration des caractéristiques des établissements (opérations de type LARCS<text:span text:style-name="Appel_20_note_20_de_20_bas_20_de_20_p."><text:note text:id="ftn1" text:note-class="footnote"><text:note-citation>1</text:note-citation><text:note-body><text:p text:style-name="P7"><text:s/><text:span text:style-name="T1">L</text:span><text:bookmark-start text:name="LARCS"/><text:span text:style-name="T1">ARCS </text:span><text:bookmark-end text:name="LARCS"/>est un acronyme pour représenter un ensemble courant d'opérations sur des objets du domaine : <text:span text:style-name="T1">L</text:span>ister, <text:span text:style-name="T1">A</text:span>ctualiser, <text:span text:style-name="T1">R</text:span>etrouver, <text:span text:style-name="T1">C</text:span>réer et <text:span text:style-name="T1">S</text:span>upprimer, connu aussi sous le terme LCRUD (List, Create, Retrieve, Update, Delete).</text:p><text:p text:style-name="Footnote"/></text:note-body></text:note></text:span>).</text:p>
        </text:list-item>
        <text:list-item>
          <text:p text:style-name="P6">Les responsables des établissements souhaitent que la Maison des Associations dispose d'un système souple de gestion de leurs données.</text:p>
        </text:list-item>
      </text:list>
      <text:p text:style-name="Heading_20_2">Scénario typique (création)</text:p>
      <text:list text:style-name="WW8Num2">
        <text:list-item>
          <text:p text:style-name="P8">Le système présente la liste des établissements avec, pour chacun d'eux, un accès aux fonctions d'actualisation, de suppression (seulement si l'établissement n'a pas fait l'objet d'attribution de groupes) et de consultation.</text:p>
        </text:list-item>
        <text:list-item>
          <text:p text:style-name="P9">L'agent sélectionne la commande 'création d'un établissement'.</text:p>
        </text:list-item>
        <text:list-item>
          <text:p text:style-name="P10">Le système retourne un formulaire de création.</text:p>
        </text:list-item>
        <text:list-item>
          <text:p text:style-name="P11">L'agent renseigne les champs et soumet le formulaire.</text:p>
        </text:list-item>
        <text:list-item>
          <text:p text:style-name="P11">Le système crée l'établissement.</text:p>
        </text:list-item>
        <text:list-item>
          <text:p text:style-name="P11">Retour en 3 avec affichage d’un message de confirmation de la création de l’établissement.</text:p>
        </text:list-item>
      </text:list>
      <text:p text:style-name="Heading_20_2">Cas particuliers</text:p>
      <text:p text:style-name="P12"><text:tab/>1.a. <text:tab/>Il n'y a pas encore d'établissement répertorié : le système permet uniquement l’accès à la<text:line-break/> <text:s text:c="11"/>fonction de création.</text:p>
      <text:p text:style-name="P13">5.a.<text:tab/>Certains champs sont mal renseignés (vide, mal typé) : <text:tab/>retour en 3 avec affichage d’un <text:line-break/> <text:s text:c="5"/>message d’erreur.</text:p>
      <text:p text:style-name="P13">5.b.<text:tab/>Un établissement ayant le même identifiant ou le même nom est déjà répertorié par le <text:tab/><text:tab/><text:tab/>système : retour en 3 avec affichage d’un message d’erreur.</text:p>
      <text:p text:style-name="Heading_20_2">Autres fonctionnalités</text:p>
      <text:p text:style-name="P14">2.a. <text:span text:style-name="T1">Consulter les caractéristiques d'un établissement</text:span></text:p>
      <text:list text:style-name="WW8Num3">
        <text:list-item>
          <text:p text:style-name="P15">L'agent sélectionne la commande de consultation d'un établissement donné.</text:p>
        </text:list-item>
        <text:list-item>
          <text:p text:style-name="P15">Le système retourne l'ensemble des caractéristiques de l'établissement.</text:p>
        </text:list-item>
      </text:list>
      <text:p text:style-name="P16"/>
      <text:p text:style-name="P17">2.b.<text:tab/><text:span text:style-name="T1">Mettre à jour les caractéristiques d'un établissement</text:span></text:p>
      <text:list text:style-name="WW8Num5">
        <text:list-item>
          <text:p text:style-name="P18">L'agent sélectionne la commande de modification d'un établissement donné.</text:p>
        </text:list-item>
        <text:list-item>
          <text:p text:style-name="P19">Le système retourne pour actualisation, l'ensemble des caractéristiques de<text:line-break/> <text:s/>l'établissement.</text:p>
        </text:list-item>
        <text:list-item>
          <text:p text:style-name="P18">L'agent modifie certaines données et soumet le tout au système.</text:p>
        </text:list-item>
        <text:list-item>
          <text:p text:style-name="P18">Le système actualise les caractéristiques de l'établissement concerné et il y a retour <text:line-break/> <text:s text:c="2"/>en 2.b.2. avec un message signifiant que l’opération s’est bien déroulée.</text:p>
        </text:list-item>
      </text:list>
      <text:p text:style-name="P20"><text:tab/><text:span text:style-name="T2">Cas particuliers</text:span></text:p>
      <text:p text:style-name="P21"><text:tab/>2.b.4.a.Les données saisies ne sont pas vraisemblables, le système affiche un message<text:line-break/> <text:s text:c="24"/>d’erreur. Retour en 2.b.2.</text:p>
      <text:p text:style-name="Text_20_body"/>
      <text:p text:style-name="P22"><text:span text:style-name="T3">2.c. </text:span>Supprimer un établissement</text:p>
      <text:list text:style-name="WW8Num6">
        <text:list-item>
          <text:list>
            <text:list-item>
              <text:list>
                <text:list-item>
                  <text:p text:style-name="P23">L'agent sélectionne la commande de suppression d'un établissement</text:p>
                </text:list-item>
                <text:list-item>
                  <text:p text:style-name="P24">Le système retourne une demande de confirmation.</text:p>
                </text:list-item>
                <text:list-item>
                  <text:p text:style-name="P24">L'agent confirme.</text:p>
                </text:list-item>
              </text:list>
            </text:list-item>
          </text:list>
        </text:list-item>
      </text:list>
      <text:p text:style-name="P25">2.c.4.Le système supprime définitivement l'établissement de ses données et affiche un message signifiant que l’opération s’est bien déroulée.</text:p>
      <text:p text:style-name="P26"><text:tab/><text:span text:style-name="T1">Cas particuliers</text:span></text:p>
      <text:p text:style-name="P27"><text:tab/>2.c.3.a.L'agent ne confirme pas : retour en 1.</text:p>
      <text:p text:style-name="Heading_20_1"/>
      <text:p text:style-name="Heading_20_1">Cas d'utilisation « Attribuer des chambres »</text:p>
      <text:p text:style-name="Heading_20_2">Acteur : agent de la Maison des Associations</text:p>
      <text:p text:style-name="Heading_20_2">Parties prenantes</text:p>
      <text:list text:style-name="WW8Num13">
        <text:list-item>
          <text:p text:style-name="P28">La Maison des Associations souhaite disposer d'un module d'administration des offres d'hébergement des établissements (opérations de type LARCS<text:a xlink:type="simple" xlink:href="#1"><text:span text:style-name="Internet_20_link">#1</text:span></text:a>).</text:p>
        </text:list-item>
        <text:list-item>
          <text:p text:style-name="P28">Les responsables des établissements souhaitent que les offres qu'ils communiquent soient prises en compte par la Maison des Associations.</text:p>
        </text:list-item>
      </text:list>
      <text:p text:style-name="P29">Préconditions </text:p>
      <text:list text:style-name="WW8Num14">
        <text:list-item>
          <text:p text:style-name="P30">Il existe au moins un établissement offrant des chambres.</text:p>
        </text:list-item>
      </text:list>
      <text:p text:style-name="Heading_20_2">Scénario typique (consultation/actualisation)</text:p>
      <text:list text:style-name="WW8Num15">
        <text:list-header>
          <text:p text:style-name="P31">1. Le système présente le détail des attributions actuelles par établissement et groupe à héberger.</text:p>
          <text:p text:style-name="P31">2. L'agent demande à actualiser les attributions.</text:p>
          <text:p text:style-name="P31">3. Le système retourne un formulaire présentant les attributions actuelles pour l'ensemble des groupes par établissement d'hébergement.</text:p>
          <text:p text:style-name="P31">4. L'agent sélectionne la commande d'actualisation, pour un groupe et un établissement.</text:p>
          <text:p text:style-name="P31">5. Le système retourne pour modification, un formulaire permettant de choisir le nouveau nombre de chambres souhaitées dans une plage de valeurs ne dépassant pas le nombre de chambres disponibles dans l’établissement.</text:p>
          <text:p text:style-name="P31">6. L'agent renseigne la quantité puis soumet le formulaire au système.</text:p>
          <text:p text:style-name="P31">7.Le système enregistre les informations.</text:p>
          <text:p text:style-name="P31">8. Retour en 3.</text:p>
        </text:list-header>
      </text:list>
      <text:p text:style-name="Text_20_body"/>
      <text:p text:style-name="Heading_20_2">Autres fonctionnalités</text:p>
      <text:p text:style-name="P32">2.a.<text:tab/><text:span text:style-name="T1">Consultation des offres </text:span></text:p>
      <text:p text:style-name="P33"><text:tab/><text:tab/>Le cas s'arrête.</text:p>
      <text:p text:style-name="P32">5.a.<text:tab/><text:span text:style-name="T1">Création d'une attribution </text:span></text:p>
      <text:p text:style-name="P33"><text:tab/><text:tab/>L'agent soumet une valeur non nulle comme valeur de quantité pour un groupe qui n’avait pas encore de chambres attribuées dans l’établissement.</text:p>
      <text:p text:style-name="P32">5.b.<text:tab/><text:span text:style-name="T1">Suppression d'une attribution </text:span></text:p>
      <text:p text:style-name="P33"><text:tab/><text:tab/>L'agent soumet une valeur nulle comme valeur de quantité.</text:p>
      <text:p text:style-name="P3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2" svg:font-family="Tahoma"/>
    <style:font-face style:name="Courier New" svg:font-family="'Courier New'" style:font-family-generic="modern"/>
    <style:font-face style:name="MS Mincho1" svg:font-family="'MS Mincho', 'ＭＳ 明朝'" style:font-family-generic="roman"/>
    <style:font-face style:name="Arial Unicode MS" svg:font-family="'Arial Unicode MS'" style:font-pitch="variable"/>
    <style:font-face style:name="MS Mincho" svg:font-family="'MS Mincho'" style:font-pitch="variable"/>
    <style:font-face style:name="StarSymbol" svg:font-family="StarSymbo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3399" style:font-name="Arial" fo:font-size="10pt" fo:language="fr" fo:country="FR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94cm" fo:margin-bottom="0.494cm"/>
      <style:text-properties fo:color="#7d9bff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94cm" fo:margin-bottom="0.494cm"/>
      <style:text-properties fo:color="#b02200" fo:font-size="13pt" fo:font-weight="bold" style:font-size-asian="13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212cm" fo:margin-bottom="0.212cm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1.251cm" fo:margin-right="0cm" fo:margin-top="0.212cm" fo:margin-bottom="0.212cm" fo:text-indent="0cm" style:auto-text-indent="false"/>
      <style:text-properties fo:font-style="italic" fo:font-weight="bold" style:font-style-asian="italic" style:font-weight-asian="bold" style:font-style-complex="italic"/>
    </style:style>
    <style:style style:name="Heading_20_5" style:display-name="Heading 5" style:family="paragraph" style:parent-style-name="Heading_20_4" style:next-style-name="Standard" style:class="text">
      <style:text-properties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color="#003366" style:font-name-complex="Times New Roman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Légende1" style:family="paragraph" style:parent-style-name="Standard" style:next-style-name="Standard">
      <style:paragraph-properties fo:margin-top="0.212cm" fo:margin-bottom="0.212cm" fo:text-align="center" style:justify-single-word="false"/>
      <style:text-properties fo:font-weight="bold" style:font-weight-asian="bold" style:font-size-complex="10pt" style:font-weight-complex="bold"/>
    </style:style>
    <style:style style:name="programlisting" style:family="paragraph" style:parent-style-name="Standard">
      <style:paragraph-properties fo:margin-left="0.801cm" fo:margin-right="0cm" fo:line-height="150%" fo:text-indent="0cm" style:auto-text-indent="false"/>
      <style:text-properties style:font-name="Courier New" style:font-name-complex="Times New Roman" style:font-size-complex="12pt"/>
    </style:style>
    <style:style style:name="Important" style:family="paragraph" style:parent-style-name="Standard">
      <style:text-properties style:text-underline-style="solid" style:text-underline-width="auto" style:text-underline-color="font-color"/>
    </style:style>
    <style:style style:name="Liste_20_à_20_puces_20_21" style:display-name="Liste à puces 21" style:family="paragraph" style:parent-style-name="Standard">
      <style:paragraph-properties fo:margin-left="0cm" fo:margin-right="0cm" fo:text-indent="0cm" style:auto-text-indent="false"/>
    </style:style>
    <style:style style:name="Liste_20_à_20_puces1" style:display-name="Liste à puces1" style:family="paragraph" style:parent-style-name="Standard">
      <style:paragraph-properties fo:margin-left="0cm" fo:margin-right="0cm" fo:line-height="150%" fo:text-indent="0cm" style:auto-text-indent="false"/>
    </style:style>
    <style:style style:name="Liste_20_à_20_numéros1" style:display-name="Liste à numéros1" style:family="paragraph" style:parent-style-name="Liste_20_à_20_puces1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line-height="150%"/>
      <style:text-properties fo:color="#000080" style:font-name="Arial" fo:font-size="10pt" style:font-size-asian="10pt"/>
    </style:style>
    <style:style style:name="tableau-entete" style:family="paragraph" style:parent-style-name="Standard">
      <style:paragraph-properties fo:text-align="center" style:justify-single-word="false" fo:background-color="#6699cc">
        <style:background-image/>
      </style:paragraph-properties>
      <style:text-properties fo:color="#ffffff" fo:font-size="9pt" fo:font-weight="bold" style:font-size-asian="9pt" style:font-weight-asian="bold" style:font-size-complex="9pt"/>
    </style:style>
    <style:style style:name="tableau-ligne1" style:family="paragraph" style:parent-style-name="Standard">
      <style:paragraph-properties fo:background-color="#ffffff">
        <style:background-image/>
      </style:paragraph-properties>
      <style:text-properties fo:color="#003399" fo:font-size="9pt" style:font-size-asian="9pt" style:font-size-complex="9pt"/>
    </style:style>
    <style:style style:name="Tableau-titre-ligne" style:family="paragraph" style:parent-style-name="Standard">
      <style:text-properties fo:color="#990033" fo:font-size="9pt" fo:font-weight="bold" style:font-size-asian="9pt" style:font-weight-asian="bold" style:font-name-complex="Times New Roman" style:font-size-complex="9pt" style:font-weight-complex="bold"/>
    </style:style>
    <style:style style:name="Liste-puces1" style:family="paragraph" style:parent-style-name="Standard">
      <style:paragraph-properties fo:margin-left="-0.005cm" fo:margin-right="0cm" fo:text-indent="0cm" style:auto-text-indent="false"/>
      <style:text-properties fo:color="#003399" style:font-size-complex="9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aire1" style:family="paragraph" style:parent-style-name="Standard">
      <style:text-properties style:font-size-complex="10pt"/>
    </style:style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Commentaire" style:family="paragraph" style:parent-style-name="Standard">
      <style:text-properties style:font-size-complex="10pt"/>
    </style:style>
    <style:style style:name="Footnote_20_Symbol" style:display-name="Footnote Symbol" style:family="text" style:parent-style-name="Police_20_par_20_défaut1">
      <style:text-properties style:text-position="super 58%"/>
    </style:style>
    <style:style style:name="Page_20_Number" style:display-name="Page Number" style:family="text" style:parent-style-name="Police_20_par_20_défaut1">
      <style:text-properties style:font-name-complex="Times New Roman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Arial" fo:font-size="10pt" style:font-name-asian="StarSymbol" style:font-size-asian="10pt" style:font-name-complex="StarSymbol" style:font-size-complex="10pt"/>
    </style:style>
    <style:style style:name="Internet_20_link" style:display-name="Internet link" style:family="text" style:parent-style-name="Police_20_par_20_défaut1">
      <style:text-properties fo:color="#0000ff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Visited_20_Internet_20_Link" style:display-name="Visited Internet Link" style:family="text" style:parent-style-name="Police_20_par_20_défaut1">
      <style:text-properties fo:color="#800080" style:text-underline-style="solid" style:text-underline-width="auto" style:text-underline-color="font-color" style:font-name-complex="Times New Roman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z0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-complex="Times New Roman"/>
    </style:style>
    <style:style style:name="WW8Num12z0" style:family="text">
      <style:text-properties style:font-name="Wingdings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5z0" style:family="text">
      <style:text-properties style:font-name="Wingdings"/>
    </style:style>
    <style:style style:name="WW8Num16z0" style:family="text">
      <style:text-properties style:font-name="Symbol" fo:font-size="10pt" style:font-size-asian="10pt"/>
    </style:style>
    <style:style style:name="WW8Num17z0" style:family="text">
      <style:text-properties style:font-name="Symbol"/>
    </style:style>
    <style:style style:name="WW8Num18z0" style:family="text">
      <style:text-properties style:font-name="Symbol" fo:font-size="10pt" style:font-size-asian="10pt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WW8Num5z0" style:family="text">
      <style:text-properties style:font-name="Symbol"/>
    </style:style>
    <style:style style:name="WW8Num10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1" style:family="text">
      <style:text-properties style:font-name="Wingdings" fo:font-size="10pt" style:font-size-asian="10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1" style:family="text">
      <style:text-properties style:font-name="Wingdings" fo:font-size="10pt" style:font-size-asian="10pt"/>
    </style:style>
    <style:style style:name="WW8Num19z0" style:family="text">
      <style:text-properties style:font-name="Wingdings"/>
    </style:style>
    <style:style style:name="WW8Num20z0" style:family="text">
      <style:text-properties style:font-name="Wingdings" fo:font-size="10pt" style:font-size-asian="10pt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-complex="Times New Roman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9z0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syntaxe" style:family="text" style:parent-style-name="Police_20_par_20_défaut1">
      <style:text-properties style:font-name="Courier New" fo:font-size="10pt" style:font-size-asian="10pt" style:font-name-complex="Courier New" style:font-size-complex="10pt"/>
    </style:style>
    <style:style style:name="commande" style:family="text" style:parent-style-name="Police_20_par_20_défaut1">
      <style:text-properties style:font-name="Arial Narrow" fo:font-size="10pt" fo:font-weight="bold" style:font-size-asian="10pt" style:font-weight-asian="bold" style:font-name-complex="Courier New"/>
    </style:style>
    <style:style style:name="syntaxe_20_Car" style:display-name="syntaxe Car" style:family="text" style:parent-style-name="Police_20_par_20_défaut1">
      <style:text-properties fo:color="#003399" style:font-name="Courier New" fo:font-size="9pt" fo:language="fr" fo:country="FR" style:font-size-asian="9pt" style:font-name-complex="Courier New" style:font-size-complex="9pt" style:language-complex="ar" style:country-complex="SA"/>
    </style:style>
    <style:style style:name="Marque_20_de_20_commentaire1" style:display-name="Marque de commentaire1" style:family="text" style:parent-style-name="Police_20_par_20_défaut1">
      <style:text-properties fo:font-size="8pt" style:font-size-asian="8pt" style:font-size-complex="8pt"/>
    </style:style>
    <style:style style:name="syntax1" style:family="text" style:parent-style-name="Police_20_par_20_défaut1">
      <style:text-properties style:font-name="Arial" fo:font-size="11pt" style:font-size-asian="11pt" style:font-name-complex="Arial" style:font-size-complex="11pt"/>
    </style:style>
    <style:style style:name="syntax_5f_alpha_20_syntax_5f_alpha_5f_reservedword" style:display-name="syntax_alpha syntax_alpha_reservedword" style:family="text" style:parent-style-name="Police_20_par_20_défaut1"/>
    <style:style style:name="syntax_5f_quote_20_syntax_5f_quote_5f_backtick" style:display-name="syntax_quote syntax_quote_backtick" style:family="text" style:parent-style-name="Police_20_par_20_défaut1"/>
    <style:style style:name="syntax_5f_punct_20_syntax_5f_punct_5f_bracket_5f_open_5f_round" style:display-name="syntax_punct syntax_punct_bracket_open_round" style:family="text" style:parent-style-name="Police_20_par_20_défaut1"/>
    <style:style style:name="syntax_5f_alpha_20_syntax_5f_alpha_5f_columntype" style:display-name="syntax_alpha syntax_alpha_columntype" style:family="text" style:parent-style-name="Police_20_par_20_défaut1"/>
    <style:style style:name="syntax_5f_punct_20_syntax_5f_punct_5f_listsep" style:display-name="syntax_punct syntax_punct_listsep" style:family="text" style:parent-style-name="Police_20_par_20_défaut1"/>
    <style:style style:name="syntax_5f_digit_20_syntax_5f_digit_5f_integer" style:display-name="syntax_digit syntax_digit_integer" style:family="text" style:parent-style-name="Police_20_par_20_défaut1"/>
    <style:style style:name="syntax_5f_punct_20_syntax_5f_punct_5f_bracket_5f_close_5f_round" style:display-name="syntax_punct syntax_punct_bracket_close_round" style:family="text" style:parent-style-name="Police_20_par_20_défaut1"/>
    <style:style style:name="syntax_5f_punct1" style:display-name="syntax_punct1" style:family="text" style:parent-style-name="Police_20_par_20_défaut1">
      <style:text-properties fo:color="#ff00ff"/>
    </style:style>
    <style:style style:name="syntax_5f_alpha_20_syntax_5f_alpha_5f_columnattrib" style:display-name="syntax_alpha syntax_alpha_columnattrib" style:family="text" style:parent-style-name="Police_20_par_20_défaut1"/>
    <style:style style:name="syntax_5f_alpha_20_syntax_5f_alpha_5f_charset" style:display-name="syntax_alpha syntax_alpha_charset" style:family="text" style:parent-style-name="Police_20_par_20_défaut1"/>
    <style:style style:name="syntax_5f_quote_20_syntax_5f_quote_5f_single" style:display-name="syntax_quote syntax_quote_single" style:family="text" style:parent-style-name="Police_20_par_20_défaut1"/>
    <style:style style:name="syntax_5f_punct_20_syntax_5f_punct_5f_queryend" style:display-name="syntax_punct syntax_punct_queryend" style:family="text" style:parent-style-name="Police_20_par_20_défaut1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Appel_20_note_20_de_20_bas_20_de_20_p." style:display-name="Appel note de bas de p." style:family="text" style:parent-style-name="Police_20_par_20_défau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space-before="0.616cm" text:min-label-width="0.635cm"/>
      </text:list-level-style-number>
      <text:list-level-style-number text:level="2" text:style-name="WW8Num2z0" style:num-suffix="." style:num-format="1">
        <style:list-level-properties text:space-before="1.886cm" text:min-label-width="0.635cm"/>
      </text:list-level-style-number>
      <text:list-level-style-number text:level="3" text:style-name="WW8Num2z0" style:num-suffix="." style:num-format="1">
        <style:list-level-properties text:space-before="3.156cm" text:min-label-width="0.635cm"/>
      </text:list-level-style-number>
      <text:list-level-style-number text:level="4" text:style-name="WW8Num2z0" style:num-suffix="." style:num-format="1">
        <style:list-level-properties text:space-before="4.426cm" text:min-label-width="0.635cm"/>
      </text:list-level-style-number>
      <text:list-level-style-number text:level="5" text:style-name="WW8Num2z0" style:num-suffix="." style:num-format="1">
        <style:list-level-properties text:space-before="5.696cm" text:min-label-width="0.635cm"/>
      </text:list-level-style-number>
      <text:list-level-style-number text:level="6" text:style-name="WW8Num2z0" style:num-suffix="." style:num-format="1">
        <style:list-level-properties text:space-before="6.966cm" text:min-label-width="0.635cm"/>
      </text:list-level-style-number>
      <text:list-level-style-number text:level="7" text:style-name="WW8Num2z0" style:num-suffix="." style:num-format="1">
        <style:list-level-properties text:space-before="8.236cm" text:min-label-width="0.635cm"/>
      </text:list-level-style-number>
      <text:list-level-style-number text:level="8" text:style-name="WW8Num2z0" style:num-suffix="." style:num-format="1">
        <style:list-level-properties text:space-before="9.506cm" text:min-label-width="0.635cm"/>
      </text:list-level-style-number>
      <text:list-level-style-number text:level="9" text:style-name="WW8Num2z0" style:num-suffix="." style:num-format="1">
        <style:list-level-properties text:space-before="10.776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prefix="2.a.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prefix="2.b.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prefix="2.a.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prefix="2.b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prefix="2.b.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prefix="2.b.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 text:start-value="2">
        <style:list-level-properties text:min-label-width="0.635cm"/>
      </text:list-level-style-number>
      <text:list-level-style-number text:level="2" text:style-name="WW8Num6z0" style:num-suffix="." style:num-format="i" text:start-value="100" text:display-levels="2">
        <style:list-level-properties text:space-before="0.092cm" text:min-label-width="0.635cm"/>
      </text:list-level-style-number>
      <text:list-level-style-number text:level="3" style:num-suffix="." style:num-format="1" text:display-levels="3">
        <style:list-level-properties text:space-before="0.183cm" text:min-label-width="0.635cm"/>
      </text:list-level-style-number>
      <text:list-level-style-number text:level="4" style:num-suffix="." style:num-format="1" text:display-levels="4">
        <style:list-level-properties text:space-before="0.275cm" text:min-label-width="0.635cm"/>
      </text:list-level-style-number>
      <text:list-level-style-number text:level="5" style:num-suffix="." style:num-format="1" text:display-levels="5">
        <style:list-level-properties text:space-before="0.367cm" text:min-label-width="0.635cm"/>
      </text:list-level-style-number>
      <text:list-level-style-number text:level="6" style:num-suffix="." style:num-format="1" text:display-levels="6">
        <style:list-level-properties text:space-before="0.459cm" text:min-label-width="0.635cm"/>
      </text:list-level-style-number>
      <text:list-level-style-number text:level="7" style:num-suffix="." style:num-format="1" text:display-levels="7">
        <style:list-level-properties text:space-before="0.55cm" text:min-label-width="0.635cm"/>
      </text:list-level-style-number>
      <text:list-level-style-number text:level="8" style:num-suffix="." style:num-format="1" text:display-levels="8">
        <style:list-level-properties text:space-before="0.642cm" text:min-label-width="0.635cm"/>
      </text:list-level-style-number>
      <text:list-level-style-number text:level="9" style:num-suffix="." style:num-format="1" text:display-levels="9">
        <style:list-level-properties text:space-before="0.734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 text:start-value="2">
        <style:list-level-properties text:space-before="1.27cm" text:min-label-width="0.635cm"/>
      </text:list-level-style-number>
      <text:list-level-style-number text:level="2" text:style-name="WW8Num7z0" style:num-suffix="." style:num-format="i" text:start-value="100" text:display-levels="2">
        <style:list-level-properties text:space-before="1.328cm" text:min-label-width="0.635cm"/>
      </text:list-level-style-number>
      <text:list-level-style-number text:level="3" text:style-name="WW8Num7z0" style:num-format="1" text:display-levels="3">
        <style:list-level-properties text:space-before="1.296cm" text:min-label-width="0.635cm"/>
      </text:list-level-style-number>
      <text:list-level-style-number text:level="4" style:num-suffix="." style:num-format="1" text:display-levels="4">
        <style:list-level-properties text:space-before="1.445cm" text:min-label-width="0.635cm"/>
      </text:list-level-style-number>
      <text:list-level-style-number text:level="5" style:num-suffix="." style:num-format="1" text:display-levels="5">
        <style:list-level-properties text:space-before="1.503cm" text:min-label-width="0.635cm"/>
      </text:list-level-style-number>
      <text:list-level-style-number text:level="6" style:num-suffix="." style:num-format="1" text:display-levels="6">
        <style:list-level-properties text:space-before="1.561cm" text:min-label-width="0.635cm"/>
      </text:list-level-style-number>
      <text:list-level-style-number text:level="7" style:num-suffix="." style:num-format="1" text:display-levels="7">
        <style:list-level-properties text:space-before="1.619cm" text:min-label-width="0.635cm"/>
      </text:list-level-style-number>
      <text:list-level-style-number text:level="8" style:num-suffix="." style:num-format="1" text:display-levels="8">
        <style:list-level-properties text:space-before="1.677cm" text:min-label-width="0.635cm"/>
      </text:list-level-style-number>
      <text:list-level-style-number text:level="9" style:num-suffix="." style:num-format="1" text:display-levels="9">
        <style:list-level-properties text:space-before="1.736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16cm" text:min-label-width="0.635cm"/>
      </text:list-level-style-number>
      <text:list-level-style-number text:level="2" text:style-name="WW8Num9z0" style:num-suffix="." style:num-format="1">
        <style:list-level-properties text:space-before="1.886cm" text:min-label-width="0.635cm"/>
      </text:list-level-style-number>
      <text:list-level-style-number text:level="3" text:style-name="WW8Num9z0" style:num-suffix="." style:num-format="1">
        <style:list-level-properties text:space-before="3.156cm" text:min-label-width="0.635cm"/>
      </text:list-level-style-number>
      <text:list-level-style-number text:level="4" text:style-name="WW8Num9z0" style:num-suffix="." style:num-format="1">
        <style:list-level-properties text:space-before="4.426cm" text:min-label-width="0.635cm"/>
      </text:list-level-style-number>
      <text:list-level-style-number text:level="5" text:style-name="WW8Num9z0" style:num-suffix="." style:num-format="1">
        <style:list-level-properties text:space-before="5.696cm" text:min-label-width="0.635cm"/>
      </text:list-level-style-number>
      <text:list-level-style-number text:level="6" text:style-name="WW8Num9z0" style:num-suffix="." style:num-format="1">
        <style:list-level-properties text:space-before="6.966cm" text:min-label-width="0.635cm"/>
      </text:list-level-style-number>
      <text:list-level-style-number text:level="7" text:style-name="WW8Num9z0" style:num-suffix="." style:num-format="1">
        <style:list-level-properties text:space-before="8.236cm" text:min-label-width="0.635cm"/>
      </text:list-level-style-number>
      <text:list-level-style-number text:level="8" text:style-name="WW8Num9z0" style:num-suffix="." style:num-format="1">
        <style:list-level-properties text:space-before="9.506cm" text:min-label-width="0.635cm"/>
      </text:list-level-style-number>
      <text:list-level-style-number text:level="9" text:style-name="WW8Num9z0" style:num-suffix="." style:num-format="1">
        <style:list-level-properties text:space-before="10.776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prefix="2.a.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prefix="2.b.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prefix="2.b.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prefix="2.b.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text:style-name="WW8Num12z0" style:num-suffix="." style:num-format="1" text:start-value="2">
        <style:list-level-properties text:min-label-width="0.635cm"/>
      </text:list-level-style-number>
      <text:list-level-style-number text:level="2" text:style-name="WW8Num12z0" style:num-suffix="." style:num-format="i" text:start-value="100" text:display-levels="2">
        <style:list-level-properties text:space-before="0.058cm" text:min-label-width="0.635cm"/>
      </text:list-level-style-number>
      <text:list-level-style-number text:level="3" text:style-name="WW8Num12z0" style:num-format="1" text:start-value="5" text:display-levels="3">
        <style:list-level-properties text:space-before="0.116cm" text:min-label-width="0.635cm"/>
      </text:list-level-style-number>
      <text:list-level-style-number text:level="4" style:num-suffix="." style:num-format="1" text:display-levels="4">
        <style:list-level-properties text:space-before="0.175cm" text:min-label-width="0.635cm"/>
      </text:list-level-style-number>
      <text:list-level-style-number text:level="5" style:num-suffix="." style:num-format="1" text:display-levels="5">
        <style:list-level-properties text:space-before="0.233cm" text:min-label-width="0.635cm"/>
      </text:list-level-style-number>
      <text:list-level-style-number text:level="6" style:num-suffix="." style:num-format="1" text:display-levels="6">
        <style:list-level-properties text:space-before="0.291cm" text:min-label-width="0.635cm"/>
      </text:list-level-style-number>
      <text:list-level-style-number text:level="7" style:num-suffix="." style:num-format="1" text:display-levels="7">
        <style:list-level-properties text:space-before="0.349cm" text:min-label-width="0.635cm"/>
      </text:list-level-style-number>
      <text:list-level-style-number text:level="8" style:num-suffix="." style:num-format="1" text:display-levels="8">
        <style:list-level-properties text:space-before="0.407cm" text:min-label-width="0.635cm"/>
      </text:list-level-style-number>
      <text:list-level-style-number text:level="9" style:num-suffix="." style:num-format="1" text:display-levels="9">
        <style:list-level-properties text:space-before="0.466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13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13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4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1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14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text:style-name="WW8Num15z0" style:num-suffix="." style:num-format="1">
        <style:list-level-properties text:space-before="0.635cm" text:min-label-width="0.635cm"/>
      </text:list-level-style-number>
      <text:list-level-style-number text:level="2" text:style-name="WW8Num15z0" style:num-suffix="." style:num-format="1">
        <style:list-level-properties text:space-before="1.886cm" text:min-label-width="0.635cm"/>
      </text:list-level-style-number>
      <text:list-level-style-number text:level="3" text:style-name="WW8Num15z0" style:num-suffix="." style:num-format="1">
        <style:list-level-properties text:space-before="3.156cm" text:min-label-width="0.635cm"/>
      </text:list-level-style-number>
      <text:list-level-style-number text:level="4" text:style-name="WW8Num15z0" style:num-suffix="." style:num-format="1">
        <style:list-level-properties text:space-before="4.426cm" text:min-label-width="0.635cm"/>
      </text:list-level-style-number>
      <text:list-level-style-number text:level="5" text:style-name="WW8Num15z0" style:num-suffix="." style:num-format="1">
        <style:list-level-properties text:space-before="5.696cm" text:min-label-width="0.635cm"/>
      </text:list-level-style-number>
      <text:list-level-style-number text:level="6" text:style-name="WW8Num15z0" style:num-suffix="." style:num-format="1">
        <style:list-level-properties text:space-before="6.966cm" text:min-label-width="0.635cm"/>
      </text:list-level-style-number>
      <text:list-level-style-number text:level="7" text:style-name="WW8Num15z0" style:num-suffix="." style:num-format="1">
        <style:list-level-properties text:space-before="8.236cm" text:min-label-width="0.635cm"/>
      </text:list-level-style-number>
      <text:list-level-style-number text:level="8" text:style-name="WW8Num15z0" style:num-suffix="." style:num-format="1">
        <style:list-level-properties text:space-before="9.506cm" text:min-label-width="0.635cm"/>
      </text:list-level-style-number>
      <text:list-level-style-number text:level="9" text:style-name="WW8Num15z0" style:num-suffix="." style:num-format="1">
        <style:list-level-properties text:space-before="10.776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16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6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1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7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17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7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1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17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text:style-name="WW8Num18z0" style:num-suffix="." style:num-format="1">
        <style:list-level-properties text:space-before="0.616cm" text:min-label-width="0.635cm"/>
      </text:list-level-style-number>
      <text:list-level-style-number text:level="2" text:style-name="WW8Num18z0" style:num-suffix="." style:num-format="1">
        <style:list-level-properties text:space-before="1.886cm" text:min-label-width="0.635cm"/>
      </text:list-level-style-number>
      <text:list-level-style-number text:level="3" text:style-name="WW8Num18z0" style:num-suffix="." style:num-format="1">
        <style:list-level-properties text:space-before="3.156cm" text:min-label-width="0.635cm"/>
      </text:list-level-style-number>
      <text:list-level-style-number text:level="4" text:style-name="WW8Num18z0" style:num-suffix="." style:num-format="1">
        <style:list-level-properties text:space-before="4.426cm" text:min-label-width="0.635cm"/>
      </text:list-level-style-number>
      <text:list-level-style-number text:level="5" text:style-name="WW8Num18z0" style:num-suffix="." style:num-format="1">
        <style:list-level-properties text:space-before="5.696cm" text:min-label-width="0.635cm"/>
      </text:list-level-style-number>
      <text:list-level-style-number text:level="6" text:style-name="WW8Num18z0" style:num-suffix="." style:num-format="1">
        <style:list-level-properties text:space-before="6.966cm" text:min-label-width="0.635cm"/>
      </text:list-level-style-number>
      <text:list-level-style-number text:level="7" text:style-name="WW8Num18z0" style:num-suffix="." style:num-format="1">
        <style:list-level-properties text:space-before="8.236cm" text:min-label-width="0.635cm"/>
      </text:list-level-style-number>
      <text:list-level-style-number text:level="8" text:style-name="WW8Num18z0" style:num-suffix="." style:num-format="1">
        <style:list-level-properties text:space-before="9.506cm" text:min-label-width="0.635cm"/>
      </text:list-level-style-number>
      <text:list-level-style-number text:level="9" text:style-name="WW8Num18z0" style:num-suffix="." style:num-format="1">
        <style:list-level-properties text:space-before="10.776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T1" style:family="text">
      <style:text-properties fo:color="#333399" style:font-name="Arial1" fo:font-size="10pt"/>
    </style:style>
    <style:page-layout style:name="pm1">
      <style:page-layout-properties fo:page-width="20.999cm" fo:page-height="29.699cm" style:num-format="1" style:print-orientation="portrait" fo:margin-top="1.27cm" fo:margin-bottom="1.75cm" fo:margin-left="2.501cm" fo:margin-right="2.49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pan text:style-name="T1">Contexte de SI «Festival de musique – version allégée»</text:span> - <text:file-name text:display="name-and-extension">descrCasUtilisation.odt</text:file-name></text:p>
      </style:header>
      <style:footer>
        <text:p text:style-name="P1">http://www.reseaucerta.org<text:tab/>© CERTA – août 2006 – Version 1.0<text:tab/>Page <text:span text:style-name="Page_20_Number"><text:page-number text:select-page="current">4</text:page-number></text:span><text:span text:style-name="Page_20_Number">/</text:span><text:span text:style-name="Page_20_Number"><text:page-count style:num-format="1">4</text:page-count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CERTA</meta:initial-creator>
    <meta:creation-date>2006-01-09T12:52:00</meta:creation-date>
    <dc:creator>Christine Gaubert-Macon</dc:creator>
    <dc:date>2006-08-21T16:20:03</dc:date>
    <meta:print-date>2113-01-01T00:00:00</meta:print-date>
    <dc:language>fr-FR</dc:language>
    <meta:editing-cycles>70</meta:editing-cycles>
    <meta:editing-duration>PT1H46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4" meta:paragraph-count="63" meta:word-count="641" meta:character-count="4552"/>
  </office:meta>
</office:document-meta>
</file>